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1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.2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1.5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1.5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5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.0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.518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5.38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4.14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8pt"/>
    </style:style>
    <style:style style:name="P4" style:family="paragraph">
      <style:paragraph-properties fo:margin-left="0cm" fo:margin-right="0cm" fo:text-indent="0cm"/>
      <style:text-properties fo:font-size="8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indent="0cm"/>
      <style:text-properties fo:font-size="12pt" fo:font-weight="normal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/>
      <style:text-properties fo:font-size="8pt" fo:font-weight="bold"/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text-properties fo:font-family="'Bitstream Vera Sans'" style:font-pitch="variable" fo:font-size="12pt" fo:font-weight="bold"/>
    </style:style>
    <style:style style:name="T1" style:family="text">
      <style:text-properties fo:font-size="8pt"/>
    </style:style>
    <style:style style:name="T2" style:family="text">
      <style:text-properties fo:font-size="12pt"/>
    </style:style>
    <style:style style:name="T3" style:family="text">
      <style:text-properties fo:font-size="12pt" fo:font-weight="bold"/>
    </style:style>
    <style:style style:name="T4" style:family="text">
      <style:text-properties fo:font-size="12pt" fo:font-weight="normal"/>
    </style:style>
    <style:style style:name="T5" style:family="text">
      <style:text-properties fo:font-size="8pt" fo:font-weight="bold"/>
    </style:style>
    <style:style style:name="T6" style:family="text">
      <style:text-properties fo:font-family="'Bitstream Vera Sans'" style:font-pitch="variable"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2.216cm" svg:height="0.507cm" svg:x="1.62cm" svg:y="2.698cm">
          <text:p text:style-name="P2"/>
        </draw:ellipse>
        <draw:ellipse draw:style-name="gr2" draw:text-style-name="P1" draw:layer="layout" svg:width="2.276cm" svg:height="0.461cm" svg:x="1.619cm" svg:y="4.216cm" draw:kind="arc" draw:start-angle="175.18" draw:end-angle="15.92">
          <text:p text:style-name="P2"/>
        </draw:ellipse>
        <draw:line draw:style-name="gr3" draw:text-style-name="P1" draw:layer="layout" svg:x1="1.619cm" svg:y1="2.909cm" svg:x2="1.619cm" svg:y2="5.989cm">
          <text:p text:style-name="P2"/>
        </draw:line>
        <draw:line draw:style-name="gr3" draw:text-style-name="P1" draw:layer="layout" svg:x1="3.868cm" svg:y1="2.909cm" svg:x2="3.861cm" svg:y2="5.948cm">
          <text:p text:style-name="P2"/>
        </draw:line>
        <draw:ellipse draw:style-name="gr2" draw:text-style-name="P1" draw:layer="layout" svg:width="2.276cm" svg:height="0.461cm" svg:x="1.619cm" svg:y="5.716cm" draw:kind="arc" draw:start-angle="175.18" draw:end-angle="15.92">
          <text:p text:style-name="P2"/>
        </draw:ellipse>
        <draw:ellipse draw:style-name="gr2" draw:text-style-name="P1" draw:layer="layout" svg:width="2.276cm" svg:height="0.461cm" svg:x="1.619cm" svg:y="4.916cm" draw:kind="arc" draw:start-angle="175.18" draw:end-angle="15.92">
          <text:p text:style-name="P2"/>
        </draw:ellipse>
        <draw:ellipse draw:style-name="gr2" draw:text-style-name="P1" draw:layer="layout" svg:width="2.276cm" svg:height="0.461cm" svg:x="1.619cm" svg:y="3.416cm" draw:kind="arc" draw:start-angle="175.18" draw:end-angle="15.92">
          <text:p text:style-name="P2"/>
        </draw:ellipse>
        <draw:frame draw:style-name="gr4" draw:text-style-name="P3" draw:layer="layout" svg:width="0.146cm" svg:height="0.314cm" svg:x="2.704cm" svg:y="3.519cm">
          <draw:text-box>
            <text:p text:style-name="P2"><text:span text:style-name="T1">0</text:span></text:p>
          </draw:text-box>
        </draw:frame>
        <draw:frame draw:style-name="gr4" draw:text-style-name="P3" draw:layer="layout" svg:width="0.146cm" svg:height="0.314cm" svg:x="5.504cm" svg:y="3.419cm">
          <draw:text-box>
            <text:p text:style-name="P2"><text:span text:style-name="T1">1</text:span></text:p>
          </draw:text-box>
        </draw:frame>
        <draw:frame draw:style-name="gr4" draw:text-style-name="P4" draw:layer="layout" svg:width="0.146cm" svg:height="0.314cm" svg:x="8.404cm" svg:y="3.419cm">
          <draw:text-box>
            <text:p text:style-name="P2"><text:span text:style-name="T1">2</text:span></text:p>
          </draw:text-box>
        </draw:frame>
        <draw:frame draw:style-name="gr4" draw:text-style-name="P3" draw:layer="layout" svg:width="0.146cm" svg:height="0.314cm" svg:x="2.704cm" svg:y="4.119cm">
          <draw:text-box>
            <text:p text:style-name="P2"><text:span text:style-name="T1">3</text:span></text:p>
          </draw:text-box>
        </draw:frame>
        <draw:frame draw:style-name="gr4" draw:text-style-name="P3" draw:layer="layout" svg:width="0.146cm" svg:height="0.314cm" svg:x="2.704cm" svg:y="3.519cm">
          <draw:text-box>
            <text:p text:style-name="P2"><text:span text:style-name="T1">0</text:span></text:p>
          </draw:text-box>
        </draw:frame>
        <draw:ellipse draw:style-name="gr1" draw:text-style-name="P1" draw:layer="layout" svg:width="2.216cm" svg:height="0.507cm" svg:x="4.42cm" svg:y="2.699cm">
          <text:p text:style-name="P2"/>
        </draw:ellipse>
        <draw:ellipse draw:style-name="gr2" draw:text-style-name="P1" draw:layer="layout" svg:width="2.276cm" svg:height="0.461cm" svg:x="4.419cm" svg:y="4.217cm" draw:kind="arc" draw:start-angle="175.18" draw:end-angle="15.92">
          <text:p text:style-name="P2"/>
        </draw:ellipse>
        <draw:line draw:style-name="gr3" draw:text-style-name="P1" draw:layer="layout" svg:x1="4.419cm" svg:y1="2.91cm" svg:x2="4.419cm" svg:y2="5.99cm">
          <text:p text:style-name="P2"/>
        </draw:line>
        <draw:line draw:style-name="gr3" draw:text-style-name="P1" draw:layer="layout" svg:x1="6.668cm" svg:y1="2.91cm" svg:x2="6.661cm" svg:y2="5.949cm">
          <text:p text:style-name="P2"/>
        </draw:line>
        <draw:ellipse draw:style-name="gr2" draw:text-style-name="P1" draw:layer="layout" svg:width="2.276cm" svg:height="0.461cm" svg:x="4.419cm" svg:y="5.717cm" draw:kind="arc" draw:start-angle="175.18" draw:end-angle="15.92">
          <text:p text:style-name="P2"/>
        </draw:ellipse>
        <draw:ellipse draw:style-name="gr2" draw:text-style-name="P1" draw:layer="layout" svg:width="2.276cm" svg:height="0.461cm" svg:x="4.419cm" svg:y="4.917cm" draw:kind="arc" draw:start-angle="175.18" draw:end-angle="15.92">
          <text:p text:style-name="P2"/>
        </draw:ellipse>
        <draw:ellipse draw:style-name="gr2" draw:text-style-name="P1" draw:layer="layout" svg:width="2.276cm" svg:height="0.461cm" svg:x="4.419cm" svg:y="3.417cm" draw:kind="arc" draw:start-angle="175.18" draw:end-angle="15.92">
          <text:p text:style-name="P2"/>
        </draw:ellipse>
        <draw:frame draw:style-name="gr4" draw:text-style-name="P3" draw:layer="layout" svg:width="0.146cm" svg:height="0.314cm" svg:x="8.404cm" svg:y="4.22cm">
          <draw:text-box>
            <text:p text:style-name="P2"><text:span text:style-name="T1">5</text:span></text:p>
          </draw:text-box>
        </draw:frame>
        <draw:frame draw:style-name="gr4" draw:text-style-name="P3" draw:layer="layout" svg:width="0.146cm" svg:height="0.314cm" svg:x="2.704cm" svg:y="4.92cm">
          <draw:text-box>
            <text:p text:style-name="P2"><text:span text:style-name="T1">6</text:span></text:p>
          </draw:text-box>
        </draw:frame>
        <draw:frame draw:style-name="gr4" draw:text-style-name="P3" draw:layer="layout" svg:width="0.146cm" svg:height="0.314cm" svg:x="5.504cm" svg:y="4.92cm">
          <draw:text-box>
            <text:p text:style-name="P2"><text:span text:style-name="T1">7</text:span></text:p>
          </draw:text-box>
        </draw:frame>
        <draw:ellipse draw:style-name="gr1" draw:text-style-name="P1" draw:layer="layout" svg:width="2.216cm" svg:height="0.507cm" svg:x="7.32cm" svg:y="2.699cm">
          <text:p text:style-name="P2"/>
        </draw:ellipse>
        <draw:ellipse draw:style-name="gr2" draw:text-style-name="P1" draw:layer="layout" svg:width="2.276cm" svg:height="0.461cm" svg:x="7.319cm" svg:y="4.217cm" draw:kind="arc" draw:start-angle="175.18" draw:end-angle="15.92">
          <text:p text:style-name="P2"/>
        </draw:ellipse>
        <draw:line draw:style-name="gr3" draw:text-style-name="P1" draw:layer="layout" svg:x1="7.319cm" svg:y1="2.91cm" svg:x2="7.319cm" svg:y2="5.99cm">
          <text:p text:style-name="P2"/>
        </draw:line>
        <draw:line draw:style-name="gr3" draw:text-style-name="P1" draw:layer="layout" svg:x1="9.568cm" svg:y1="2.91cm" svg:x2="9.561cm" svg:y2="5.949cm">
          <text:p text:style-name="P2"/>
        </draw:line>
        <draw:ellipse draw:style-name="gr2" draw:text-style-name="P1" draw:layer="layout" svg:width="2.276cm" svg:height="0.461cm" svg:x="7.319cm" svg:y="5.717cm" draw:kind="arc" draw:start-angle="175.18" draw:end-angle="15.92">
          <text:p text:style-name="P2"/>
        </draw:ellipse>
        <draw:ellipse draw:style-name="gr2" draw:text-style-name="P1" draw:layer="layout" svg:width="2.276cm" svg:height="0.461cm" svg:x="7.319cm" svg:y="4.917cm" draw:kind="arc" draw:start-angle="175.18" draw:end-angle="15.92">
          <text:p text:style-name="P2"/>
        </draw:ellipse>
        <draw:ellipse draw:style-name="gr2" draw:text-style-name="P1" draw:layer="layout" svg:width="2.276cm" svg:height="0.461cm" svg:x="7.319cm" svg:y="3.417cm" draw:kind="arc" draw:start-angle="175.18" draw:end-angle="15.92">
          <text:p text:style-name="P2"/>
        </draw:ellipse>
        <draw:frame draw:style-name="gr4" draw:text-style-name="P3" draw:layer="layout" svg:width="0.146cm" svg:height="0.314cm" svg:x="8.451cm" svg:y="4.92cm">
          <draw:text-box>
            <text:p text:style-name="P2"><text:span text:style-name="T1">8</text:span></text:p>
          </draw:text-box>
        </draw:frame>
        <draw:frame draw:style-name="gr5" draw:text-style-name="P3" draw:layer="layout" svg:width="0.29cm" svg:height="0.314cm" svg:x="8.404cm" svg:y="5.72cm">
          <draw:text-box>
            <text:p text:style-name="P2"><text:span text:style-name="T1">11</text:span></text:p>
          </draw:text-box>
        </draw:frame>
        <draw:frame draw:style-name="gr4" draw:text-style-name="P3" draw:layer="layout" svg:width="0.146cm" svg:height="0.314cm" svg:x="2.654cm" svg:y="5.64cm">
          <draw:text-box>
            <text:p text:style-name="P2"><text:span text:style-name="T1">9</text:span></text:p>
          </draw:text-box>
        </draw:frame>
        <draw:frame draw:style-name="gr6" draw:text-style-name="P4" draw:layer="layout" svg:width="0.29cm" svg:height="0.314cm" svg:x="5.454cm" svg:y="5.707cm">
          <draw:text-box>
            <text:p text:style-name="P2"><text:span text:style-name="T1">10</text:span></text:p>
          </draw:text-box>
        </draw:frame>
        <draw:frame draw:style-name="gr7" draw:text-style-name="P5" draw:layer="layout" svg:width="1.526cm" svg:height="0.471cm" svg:x="1.954cm" svg:y="6.339cm">
          <draw:text-box>
            <text:p text:style-name="P2"><text:span text:style-name="T2">Disque</text:span><text:span text:style-name="T3"> 0</text:span></text:p>
          </draw:text-box>
        </draw:frame>
        <draw:frame draw:style-name="gr8" draw:text-style-name="P6" draw:layer="layout" svg:width="1.531cm" svg:height="0.471cm" svg:x="4.754cm" svg:y="6.34cm">
          <draw:text-box>
            <text:p text:style-name="P2"><text:span text:style-name="T4">Disque 1</text:span></text:p>
          </draw:text-box>
        </draw:frame>
        <draw:frame draw:style-name="gr9" draw:text-style-name="P7" draw:layer="layout" svg:width="1.518cm" svg:height="0.471cm" svg:x="7.681cm" svg:y="6.294cm">
          <draw:text-box>
            <text:p text:style-name="P2"><text:span text:style-name="T2">Disque 2</text:span></text:p>
          </draw:text-box>
        </draw:frame>
        <draw:frame draw:style-name="gr4" draw:text-style-name="P3" draw:layer="layout" svg:width="0.146cm" svg:height="0.314cm" svg:x="13.787cm" svg:y="3.46cm">
          <draw:text-box>
            <text:p text:style-name="P2"><text:span text:style-name="T1">0</text:span></text:p>
          </draw:text-box>
        </draw:frame>
        <draw:frame draw:style-name="gr4" draw:text-style-name="P3" draw:layer="layout" svg:width="0.146cm" svg:height="0.314cm" svg:x="13.787cm" svg:y="4.16cm">
          <draw:text-box>
            <text:p text:style-name="P2"><text:span text:style-name="T1">1</text:span></text:p>
          </draw:text-box>
        </draw:frame>
        <draw:frame draw:style-name="gr10" draw:text-style-name="P8" draw:layer="layout" svg:width="0.146cm" svg:height="0.314cm" svg:x="13.787cm" svg:y="4.86cm">
          <draw:text-box>
            <text:p text:style-name="P2"><text:span text:style-name="T5">2</text:span></text:p>
          </draw:text-box>
        </draw:frame>
        <draw:frame draw:style-name="gr4" draw:text-style-name="P3" draw:layer="layout" svg:width="0.146cm" svg:height="0.314cm" svg:x="13.787cm" svg:y="5.66cm">
          <draw:text-box>
            <text:p text:style-name="P2"><text:span text:style-name="T1">3</text:span></text:p>
          </draw:text-box>
        </draw:frame>
        <draw:frame draw:style-name="gr4" draw:text-style-name="P3" draw:layer="layout" svg:width="0.146cm" svg:height="0.314cm" svg:x="13.787cm" svg:y="3.46cm">
          <draw:text-box>
            <text:p text:style-name="P2"><text:span text:style-name="T1">0</text:span></text:p>
          </draw:text-box>
        </draw:frame>
        <draw:frame draw:style-name="gr11" draw:text-style-name="P5" draw:layer="layout" svg:width="1.518cm" svg:height="1.009cm" svg:x="12.602cm" svg:y="1.243cm">
          <draw:text-box>
            <text:p text:style-name="P2"><text:span text:style-name="T2">N°bloc</text:span></text:p>
            <text:p text:style-name="P2"><text:span text:style-name="T2">physique</text:span></text:p>
          </draw:text-box>
        </draw:frame>
        <draw:line draw:style-name="gr12" draw:text-style-name="P9" draw:layer="layout" svg:x1="13.914cm" svg:y1="2.249cm" svg:x2="13.882cm" svg:y2="3.222cm">
          <text:p text:style-name="P2"/>
        </draw:line>
        <draw:line draw:style-name="gr12" draw:text-style-name="P9" draw:layer="layout" svg:x1="3.983cm" svg:y1="7.17cm" svg:x2="3.057cm" svg:y2="5.159cm">
          <text:p text:style-name="P2"/>
        </draw:line>
        <draw:frame draw:style-name="gr13" draw:text-style-name="P7" draw:layer="layout" svg:width="5.387cm" svg:height="1.411cm" svg:x="0.965cm" svg:y="7.382cm">
          <draw:text-box>
            <text:p text:style-name="P2"><text:span text:style-name="T2">Numéro de bloc virtuel = 6</text:span></text:p>
            <text:p text:style-name="P2"><text:span text:style-name="T2">numéro de disque : 6 mod 3 = 0</text:span></text:p>
            <text:p text:style-name="P2"><text:span text:style-name="T2">bloc physique : <text:s/>6 /3 <text:s/>= 2</text:span></text:p>
          </draw:text-box>
        </draw:frame>
        <draw:frame draw:style-name="gr14" draw:text-style-name="P10" draw:layer="layout" svg:width="6.225cm" svg:height="0.497cm" svg:x="3.624cm" svg:y="1.588cm">
          <draw:text-box>
            <text:p text:style-name="P2"><text:span text:style-name="T6">Stripping + parité (raid 4)</text:span></text:p>
          </draw:text-box>
        </draw:frame>
        <draw:frame draw:style-name="gr4" draw:text-style-name="P3" draw:layer="layout" svg:width="0.146cm" svg:height="0.314cm" svg:x="5.504cm" svg:y="4.22cm">
          <draw:text-box>
            <text:p text:style-name="P2"><text:span text:style-name="T1">4</text:span></text:p>
          </draw:text-box>
        </draw:frame>
        <draw:frame draw:style-name="gr4" draw:text-style-name="P3" draw:layer="layout" svg:width="0.756cm" svg:height="0.314cm" svg:x="11.593cm" svg:y="4.221cm">
          <draw:text-box>
            <text:p text:style-name="P2"><text:span text:style-name="T1">3+4+5</text:span></text:p>
          </draw:text-box>
        </draw:frame>
        <draw:ellipse draw:style-name="gr1" draw:text-style-name="P1" draw:layer="layout" svg:width="2.216cm" svg:height="0.507cm" svg:x="10.82cm" svg:y="2.7cm">
          <text:p text:style-name="P2"/>
        </draw:ellipse>
        <draw:ellipse draw:style-name="gr2" draw:text-style-name="P1" draw:layer="layout" svg:width="2.276cm" svg:height="0.461cm" svg:x="10.766cm" svg:y="4.245cm" draw:kind="arc" draw:start-angle="175.18" draw:end-angle="15.92">
          <text:p text:style-name="P2"/>
        </draw:ellipse>
        <draw:line draw:style-name="gr3" draw:text-style-name="P1" draw:layer="layout" svg:x1="10.819cm" svg:y1="2.911cm" svg:x2="10.819cm" svg:y2="5.991cm">
          <text:p text:style-name="P2"/>
        </draw:line>
        <draw:line draw:style-name="gr3" draw:text-style-name="P1" draw:layer="layout" svg:x1="13.068cm" svg:y1="2.911cm" svg:x2="13.061cm" svg:y2="5.95cm">
          <text:p text:style-name="P2"/>
        </draw:line>
        <draw:ellipse draw:style-name="gr2" draw:text-style-name="P1" draw:layer="layout" svg:width="2.276cm" svg:height="0.461cm" svg:x="10.819cm" svg:y="5.718cm" draw:kind="arc" draw:start-angle="175.18" draw:end-angle="15.92">
          <text:p text:style-name="P2"/>
        </draw:ellipse>
        <draw:ellipse draw:style-name="gr2" draw:text-style-name="P1" draw:layer="layout" svg:width="2.276cm" svg:height="0.461cm" svg:x="10.819cm" svg:y="4.918cm" draw:kind="arc" draw:start-angle="175.18" draw:end-angle="15.92">
          <text:p text:style-name="P2"/>
        </draw:ellipse>
        <draw:ellipse draw:style-name="gr2" draw:text-style-name="P1" draw:layer="layout" svg:width="2.276cm" svg:height="0.461cm" svg:x="10.819cm" svg:y="3.418cm" draw:kind="arc" draw:start-angle="175.18" draw:end-angle="15.92">
          <text:p text:style-name="P2"/>
        </draw:ellipse>
        <draw:frame draw:style-name="gr9" draw:text-style-name="P7" draw:layer="layout" svg:width="1.704cm" svg:height="0.941cm" svg:x="11.181cm" svg:y="6.295cm">
          <draw:text-box>
            <text:p text:style-name="P2"><text:span text:style-name="T2">Disque de</text:span></text:p>
            <text:p text:style-name="P2"><text:span text:style-name="T2">parité</text:span></text:p>
          </draw:text-box>
        </draw:frame>
        <draw:frame draw:style-name="gr4" draw:text-style-name="P3" draw:layer="layout" svg:width="0.756cm" svg:height="0.314cm" svg:x="11.593cm" svg:y="3.421cm">
          <draw:text-box>
            <text:p text:style-name="P2"><text:span text:style-name="T1">0+1+2</text:span></text:p>
          </draw:text-box>
        </draw:frame>
        <draw:frame draw:style-name="gr4" draw:text-style-name="P3" draw:layer="layout" svg:width="0.756cm" svg:height="0.314cm" svg:x="11.593cm" svg:y="4.921cm">
          <draw:text-box>
            <text:p text:style-name="P2"><text:span text:style-name="T1">6+7+8</text:span></text:p>
          </draw:text-box>
        </draw:frame>
        <draw:frame draw:style-name="gr4" draw:text-style-name="P3" draw:layer="layout" svg:width="1.043cm" svg:height="0.314cm" svg:x="11.593cm" svg:y="5.621cm">
          <draw:text-box>
            <text:p text:style-name="P2"><text:span text:style-name="T1">9+10+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dash" draw:stroke-dash="Ultrafine_20_Dashed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